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T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bruikte Design Patterns</text:p>
      <text:p text:style-name="P5"/>
      <text:p text:style-name="P5"/>
      <text:p text:style-name="P1">Abstract Factory (Design Patterns p. 99):</text:p>
      <text:p text:style-name="P1"/>
      <text:p text:style-name="P3"><draw:frame draw:style-name="fr1" draw:name="Afbeeldingen5" text:anchor-type="paragraph" svg:width="13.928cm" svg:height="5.863cm" draw:z-index="0"><draw:image xlink:href="../01.%20AbstractFactory_example.png" xlink:type="simple" xlink:show="embed" xlink:actuate="onLoad" draw:filter-name="&lt;Alle indelingen&gt;"/></draw:frame></text:p>
      <text:p text:style-name="P4"><text:span text:style-name="T1">Motivatie</text:span><text:span text:style-name="T2">:</text:span></text:p>
      <text:p text:style-name="P4"><text:span text:style-name="T2">Dit designpatroon laat ons toe eenvoudig nieuwe API-afhankelijke subklassen te gebruiken. Zo zal </text:span><text:span text:style-name="T3">AbstractFactory</text:span><text:span text:style-name="T2"> een interface zijn, die API-afhankelijke </text:span><text:span text:style-name="T3">ConcreteFactories</text:span><text:span text:style-name="T2"> implementeren. Elk van die concrete factories creëert op hun beurt concrete implementaties van abstracte </text:span><text:span text:style-name="T3">Product</text:span><text:span text:style-name="T2">-klassen, </text:span><text:span text:style-name="T3">Product</text:span><text:span text:style-name="T2">-klassen die </text:span><text:span text:style-name="T3">AbstractProduct</text:span><text:span text:style-name="T2">-interfaces implementeren. De </text:span><text:span text:style-name="T3">Client </text:span><text:span text:style-name="T2">kan m.b.v. een </text:span><text:span text:style-name="T3">ConcreteFactory </text:span><text:span text:style-name="T2">(zijnde een referentie naar een </text:span><text:span text:style-name="T3">AbstractFactory</text:span><text:span text:style-name="T2">) werken met </text:span><text:span text:style-name="T3">AbstractProduct</text:span><text:span text:style-name="T2">-referenties, gecreëerd doordat de </text:span><text:span text:style-name="T3">ConcreteFactory </text:span><text:span text:style-name="T2">allerlei concrete </text:span><text:span text:style-name="T3">Product</text:span><text:span text:style-name="T2">-implementaties bevat</text:span><text:span text:style-name="T3">.</text:span></text:p>
      <text:p text:style-name="P3"/>
      <text:p text:style-name="P2">Betrokken klassen:</text:p>
      <text:p text:style-name="P3">Applicatie (cfr. Client), GFactory (cfr. AbstractFactory), QTFactory (cfr. ConcreteFactory), GWindow/GSpeelveld/... (cfr. AbstractProduct), QTWindow/QTSpeelveld/... (cfr. ConcreteProduct).</text:p>
      <text:p text:style-name="P3">Applicatie krijgt in zijn constructor een GFactory-referentie mee. Die wordt bekomen d.m.v. het Factory Method pattern. De concrete implementatie van GFactory, in dit geval QTFactory, houdt een GWindow-referentie bij (zijnde in dit geval een QTWindow). Bij de creatie van een QTWindow wordt op zijn beurt allerlei QT-klassen aangemaakt, zijnde concrete implementaties van G-klassen.</text:p>
      <text:p text:style-name="P3"><draw:frame draw:style-name="fr2" draw:name="Afbeeldingen6" text:anchor-type="paragraph" svg:y="0.258cm" svg:width="13.843cm" svg:height="7.929cm" draw:z-index="1"><draw:image xlink:href="../01.%20AbstractFactory.png" xlink:type="simple" xlink:show="embed" xlink:actuate="onLoad" draw:filter-name="&lt;Alle indelingen&gt;"/></draw:frame></text:p>
      <text:p text:style-name="P1"><text:soft-page-break/></text:p>
      <text:p text:style-name="P1">Factory Method (Design Patterns p. 121):</text:p>
      <text:p text:style-name="P1"/>
      <text:p text:style-name="P4"><draw:frame draw:style-name="fr1" draw:name="Afbeeldingen1" text:anchor-type="paragraph" svg:width="14.076cm" svg:height="5.08cm" draw:z-index="2"><draw:image xlink:href="../02.%20FactoryMethod_example.png" xlink:type="simple" xlink:show="embed" xlink:actuate="onLoad" draw:filter-name="&lt;Alle indelingen&gt;"/></draw:frame><text:span text:style-name="T1">Motivatie</text:span><text:span text:style-name="T2">:</text:span></text:p>
      <text:p text:style-name="P3">Dit designpatroon abstraheert constructoren van super- en subklassen tot één methode, die aan de hand van een meegegeven parameter de constructor van de juiste klasse gebruikt om alzo een instantie van de juiste klasse aan te maken. Het resultaat van deze methode is een referentie naar de instantie, bekeken als een superklasse-referentie.</text:p>
      <text:p text:style-name="P3"/>
      <text:p text:style-name="P2">Betrokken klassen:</text:p>
      <text:p text:style-name="P3">Speler (cfr. Product), Mens en AI (cfr. ConcreteProduct), SpelerFactory (cfr. ConcreteCreator).</text:p>
      <text:p text:style-name="P3">FactoryMethod wordt gemapt op maakSpeler(type).</text:p>
      <text:p text:style-name="P3">We gebruiken de Speler-interface doorheen de andere klassen, doch moeten we in staat zijn Mens- én AI-instanties (subklassen van Speler) aan te maken. Het gebruik van het Factory Method designpatroon heeft als voordeel dat wanneer we ergens een Speler-instantie moeten aanmaken, we geen gebruik moeten maken van een if-else-structuur, maar van één factorymethode die dat allemaal afhandelt met behulp van een meegegeven parameter.</text:p>
      <text:p text:style-name="P3"><draw:frame draw:style-name="fr3" draw:name="Afbeeldingen7" text:anchor-type="paragraph" svg:width="15.84cm" svg:height="12.314cm" draw:z-index="3"><draw:image xlink:href="../02.%20FactoryMethod.png" xlink:type="simple" xlink:show="embed" xlink:actuate="onLoad" draw:filter-name="&lt;Alle indelingen&gt;"/></draw:frame></text:p>
      <text:p text:style-name="P3"><text:soft-page-break/></text:p>
      <text:p text:style-name="P1">Strategy (Design Patterns p. 349):</text:p>
      <text:p text:style-name="P1"/>
      <text:p text:style-name="P2"><draw:frame draw:style-name="fr1" draw:name="Afbeeldingen9" text:anchor-type="paragraph" svg:width="7.938cm" svg:height="4.551cm" draw:z-index="4"><draw:image xlink:href="../03.%20Strategy_example.png" xlink:type="simple" xlink:show="embed" xlink:actuate="onLoad" draw:filter-name="&lt;Alle indelingen&gt;"/></draw:frame></text:p>
      <text:p text:style-name="P2">Motivatie:</text:p>
      <text:p text:style-name="P3"><text:span text:style-name="T4">Context</text:span> houdt een referentie bij naar een <text:span text:style-name="T4">Strategy</text:span>-instantie. Afhankelijk van naar welke concrete instantie deze refereert, verandert het achterliggende algoritme (<text:span text:style-name="T4">AlgorithmInterface</text:span>) van een bepaalde methode uit de <text:span text:style-name="T4">Strategy</text:span>-interface.</text:p>
      <text:p text:style-name="P3"/>
      <text:p text:style-name="P2">Betrokken klassen:</text:p>
      <text:p text:style-name="P3">AI (cfr. Context), Strategy (cfr. Strategy), Easy (cfr. ConcreteStrategy) en Hard (cfr. ConcreteStrategy).</text:p>
      <text:p text:style-name="P3">Het spreekt voor zich dat dit designpatroon bijzonder handig is voor de implementatie van verschillende AI-niveaus. In AI maken we afhankelijk van het meegegeven AI-niveau, een referentie naar een Strategy-instantie, zijnde een referentie naar Easy of Hard. Impulsief zouden we dit ook bekomen kunnen hebben d.m.v. if-else-structuren in AI in combinatie met een aantal extra hulpfuncties.</text:p>
      <text:p text:style-name="P3"/>
      <text:p text:style-name="P3"><draw:frame draw:style-name="fr1" draw:name="Afbeeldingen10" text:anchor-type="paragraph" svg:width="14.049cm" svg:height="11.192cm" draw:z-index="5"><draw:image xlink:href="../03.%20Strategy.png" xlink:type="simple" xlink:show="embed" xlink:actuate="onLoad" draw:filter-name="&lt;Alle indelingen&gt;"/></draw:frame></text:p>
      <text:p text:style-name="P3"/>
      <text:p text:style-name="P3"><text:soft-page-break/></text:p>
      <text:p text:style-name="P1">Adapter (Design Patterns p. 157):</text:p>
      <text:p text:style-name="P1"><draw:frame draw:style-name="fr1" draw:name="Afbeeldingen11" text:anchor-type="paragraph" svg:width="9.282cm" svg:height="5.175cm" draw:z-index="6"><draw:image xlink:href="../04.%20Adaptor_example.png" xlink:type="simple" xlink:show="embed" xlink:actuate="onLoad" draw:filter-name="&lt;Alle indelingen&gt;"/></draw:frame></text:p>
      <text:p text:style-name="P4"><text:span text:style-name="T1">Motivatie</text:span><text:span text:style-name="T2">:</text:span></text:p>
      <text:p text:style-name="P3">Dit designpatroon laat ons toe een high-level interface (<text:span text:style-name="T4">Adaptor</text:span>) te creëren, een interface die door vele andere klassen (<text:span text:style-name="T4">Client</text:span>) kan gebruikt worden, zonder dat die daarvoor de interne structuur/opslag van de <text:span text:style-name="T4">Adaptee</text:span>-klassen moeten kennen. Met kan de <text:span text:style-name="T4">Adaptor</text:span>-klasse dus beschouwen als een soort van <text:span text:style-name="T4">translation-interface</text:span>, die a.h.v. door <text:span text:style-name="T4">Client</text:span>s gegeven data de functies van de <text:span text:style-name="T4">Adaptee</text:span>-klassen in de juiste volgorde en met de correcte parameters gaat aanroepen.</text:p>
      <text:p text:style-name="P3"/>
      <text:p text:style-name="P2">Betrokken klassen:</text:p>
      <text:p text:style-name="P3">Tafel (cfr. Adaptee), TafelVerwerker (cfr. Adaptor), Spel (cfr. Client).</text:p>
      <text:p text:style-name="P3">Speler (cfr. Adaptee), SpelerVerwerker (cfr. Adaptor), Spel (cfr. Client).</text:p>
      <text:p text:style-name="P3">...</text:p>
      <text:p text:style-name="P3">Tafel werkt bijvoorbeeld met een List van Tegels. Hoe die precies gemapt wordt op de visuele voorstelling van het tegelveld moeten andere klassen/clients helemaal niet weten. Daarom is de klasse TafelVerwerker gecreëerd: die wordt als het ware <text:span text:style-name="T4">bovenop</text:span> Tafel geplaatst, zodat Clients via TafelVerwerker alle acties op Tegels via tegenover de starttegel relatieve coördinaten kunnen aanspreken.</text:p>
      <text:p text:style-name="P3"><draw:frame draw:style-name="fr3" draw:name="Afbeeldingen12" text:anchor-type="paragraph" svg:width="12.525cm" svg:height="11.144cm" draw:z-index="7"><draw:image xlink:href="../04.%20Adaptor.png" xlink:type="simple" xlink:show="embed" xlink:actuate="onLoad" draw:filter-name="&lt;Alle indelingen&gt;"/></draw:frame></text:p>
      <text:p text:style-name="P3"><text:soft-page-break/></text:p>
      <text:p text:style-name="P1">Facade (Design Patterns p. 208):</text:p>
      <text:p text:style-name="P2"><draw:frame draw:style-name="fr1" draw:name="Afbeeldingen2" text:anchor-type="paragraph" svg:width="13.52cm" svg:height="10.266cm" draw:z-index="8"><draw:image xlink:href="../05.%20Facade_Controller_example.png" xlink:type="simple" xlink:show="embed" xlink:actuate="onLoad" draw:filter-name="&lt;Alle indelingen&gt;"/></draw:frame></text:p>
      <text:p text:style-name="P2">Motivatie:</text:p>
      <text:p text:style-name="P3"><text:span text:style-name="T4">Facade</text:span> bevat een aantal high-levelfuncties, functies die 'buitenstaanders' van de <text:span text:style-name="T4">Facade</text:span> kunnen gebruiken. De implementatie van deze functies maakt gebruik van functies uit andere klassen. <text:span text:style-name="T4">Facade</text:span> brengt dus samenhorende functionaliteit uit diverse klassen samen in één klasse, één klasse waar 'buitenstaanders' aan genoeg hebben qua functionaliteit.</text:p>
      <text:p text:style-name="P3"/>
      <text:p text:style-name="P2">Betrokken klassen:</text:p>
      <text:p text:style-name="P3">Spel (cfr. Facade), SpelerVerwerker (cfr. Class1), PuntenVerwerker (cfr. Class2), TafelVerwerker (cfr. Class), GSpeelVeld (cfr. Client1)</text:p>
      <text:p text:style-name="P3">Spel brengt functionaliteit uit SpelerVerwerker, PuntenVerwerker en TafelVerwerker samen in één high-level interface, waarvan GSpeelVeld dan kan gebruik maken. Het automatisch afwerken van de spelbeurt van AI-speler (makeAIMoves()) heeft bvb. nood aan én SpelerVerwerker én TafelVerwerker én PuntenVerwerker.</text:p>
      <text:p text:style-name="P3"/>
      <text:p text:style-name="P3"><draw:frame draw:style-name="fr2" draw:name="Afbeeldingen4" text:anchor-type="paragraph" svg:y="-1.709cm" svg:width="16.621cm" svg:height="16.288cm" draw:z-index="9"><draw:image xlink:href="../05.%20Facade_Controller.png" xlink:type="simple" xlink:show="embed" xlink:actuate="onLoad" draw:filter-name="&lt;Alle indelingen&gt;"/></draw:frame><text:soft-page-break/></text:p>
      <text:p text:style-name="P3"/>
      <text:p text:style-name="P1">(Facade) Controller (GRASP p. 237):</text:p>
      <text:p text:style-name="P3">(zie ook Facade hierboven)</text:p>
      <text:p text:style-name="P2"/>
      <text:p text:style-name="P2">Motivatie:</text:p>
      <text:p text:style-name="P3">Facade Controller-klassen zijn klassen die een bepaald subsysteem voorstellen. Deze controllerklasse bevat vooral functies die vanuit de G-klassen moeten worden aangeroepen. Men kan controllerklassen dus bekijken als een communicerende laag tussen de GUI-klassen en de Core-klassen. Gebeurt er bijvoorbeeld een bepaald event in de GUI, dan kan daarop gereageerd worden door een passende functie(s) uit een Facade Controllerklasse aan te roepen. Deze functies zijn dus, net zoals die uit de facade klasse vermeld hierboven, een soort van high-level functies naar de 'buitenwereld' toe.</text:p>
      <text:p text:style-name="P3"/>
      <text:p text:style-name="P2">Betrokken klassen:</text:p>
      <text:p text:style-name="P3">Spel (de <text:s/>Facede Controllerklasse), SpelerVerwerker (de geabstraheerde Core-klasse), GSpelerInfo (de GUI-klasse). (en gelijkaardige klassen)</text:p>
      <text:p text:style-name="P3">GSpelerInfo kan bijvoorbeeld een event opvangen (pion nemen), en daaropvolgend functies uit SpelerVerwerker aanroepen door dat via Spel te doen.</text:p>
      <text:p text:style-name="P3"><text:soft-page-break/></text:p>
      <text:p text:style-name="P1">Memento (Design Patterns p. 316):</text:p>
      <text:p text:style-name="P2"><draw:frame draw:style-name="fr1" draw:name="Afbeeldingen3" text:anchor-type="paragraph" svg:width="15.108cm" svg:height="5.08cm" draw:z-index="10"><draw:image xlink:href="../06.%20Memento_example.png" xlink:type="simple" xlink:show="embed" xlink:actuate="onLoad" draw:filter-name="&lt;Alle indelingen&gt;"/></draw:frame></text:p>
      <text:p text:style-name="P2">Motivatie:</text:p>
      <text:p text:style-name="P3">Dit patroon geeft een eenvoudige structuur om toestanden/states van objecten bij te houden en terug te gebruiken indien gevraagd. <text:span text:style-name="T4">Memento</text:span> is een datastructuur die de toestand opslaat. <text:span text:style-name="T4">Originator</text:span> is het object waarvan we de toestand willen opslaan of willen terugzetten. <text:span text:style-name="T4">Caretaker</text:span> is de containerstructuur die alle <text:span text:style-name="T4">Memento</text:span>'s bijhoudt.</text:p>
      <text:p text:style-name="P3"/>
      <text:p text:style-name="P2">Betrokken klassen:</text:p>
      <text:p text:style-name="P3">Memento (cfr. Memento), Spel (cfr. Originator), StatusBijhouder (cfr. Caretaker).</text:p>
      <text:p text:style-name="P3">Memento is een datastructuur die de toestand van een Spel-instantie uniek kan bepalen. Spel bevat methodes die een status kan terugzetten m.b.v. een gegeven Memento, deze bevat eveneens methodes die zo'n Memento a.h.v. de huidige toestand kan genereren. StatusBijhouder is niet meer dan een container voor Memento-instanties.</text:p>
      <text:p text:style-name="P3"/>
      <text:p text:style-name="P3"/>
      <text:p text:style-name="P3"/>
      <text:p text:style-name="P3"><draw:frame draw:style-name="fr4" draw:name="Afbeeldingen8" text:anchor-type="paragraph" svg:width="16.999cm" svg:height="9.772cm" draw:z-index="11"><draw:image xlink:href="../06.%20Memento.png" xlink:type="simple" xlink:show="embed" xlink:actuate="onLoad" draw:filter-name="&lt;Alle indelingen&gt;"/></draw:frame></text:p>
      <text:p text:style-name="P3"/>
      <text:p text:style-name="P3"/>
      <text:p text:style-name="P3"/>
      <text:p text:style-name="P3"><text:soft-page-break/></text:p>
      <text:p text:style-name="P1">Observer (Design Patterns p. 326):</text:p>
      <text:p text:style-name="P2"><draw:frame draw:style-name="fr1" draw:name="Afbeeldingen13" text:anchor-type="paragraph" svg:width="16.272cm" svg:height="6.429cm" draw:z-index="12"><draw:image xlink:href="../07.%20Observer_example.png" xlink:type="simple" xlink:show="embed" xlink:actuate="onLoad" draw:filter-name="&lt;Alle indelingen&gt;"/></draw:frame></text:p>
      <text:p text:style-name="P2">Motivatie:</text:p>
      <text:p text:style-name="P3">Dit patroon laat toe een klasse te laten reageren nadat een andere klasse simpelweg kenbaar heeft gemaakt veranderd te zijn. Hiertoe dient <text:span text:style-name="T4">ConcreteSubject</text:span> de interface <text:span text:style-name="T4">Subject</text:span> te implementeren die functionaliteit aanbiedt zodanig dat andere klassen (bv. <text:span text:style-name="T4">ConcreteObserver</text:span>) zich bij <text:span text:style-name="T4">ConcreteSubject</text:span> kunnen <text:span text:style-name="T4">aanmelden, </text:span>opdat zij op de hoogte zouden kunnen gebracht worden van veranderingen van<text:span text:style-name="T4"> ConcreteSubject.</text:span> De bij de <text:span text:style-name="T4">ConcreteSubject</text:span> aangemelde klassen dienen wel de interface <text:span text:style-name="T4">Observer</text:span> te implementeren opdat <text:span text:style-name="T4">ConcreteSubject</text:span> voor elk van die klassen een <text:span text:style-name="T4">update</text:span>()-functie zou kunnen uitvoeren.</text:p>
      <text:p text:style-name="P3"/>
      <text:p text:style-name="P2">Betrokken klassen:</text:p>
      <text:p text:style-name="P3">Observable (= interface cfr. Subject), Observer (cfr. Observer), GSpeelveld (cfr. ConcreteObserver), Spel (cfr. ConcreteSubject). Ook andere GUI-klassen hebben zich als Observer bij Spel geregistreerd.</text:p>
      <text:p text:style-name="P3">Het is nu heel eenvoudig veranderingen in de Spel-gegevens (scoreverandering, tegelplaatsing, ...) in de GUI te laten zien. Spel dient enkel maar een gepast bericht naar zijn Observers te sturen, en de GUI-klassen kunnen daarna a.h.v. Spel-functies (functies die gegevens opvragen) de GUI updaten.</text:p>
      <text:p text:style-name="P3"><draw:frame draw:style-name="fr3" draw:name="Afbeeldingen14" text:anchor-type="paragraph" svg:width="14.155cm" svg:height="9.765cm" draw:z-index="13"><draw:image xlink:href="../07.%20Observer.png" xlink:type="simple" xlink:show="embed" xlink:actuate="onLoad" draw:filter-name="&lt;Alle indelingen&gt;"/></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Sibrand Staessens</dc:creator>
    <dc:date>2009-01-07T05:01:03</dc:date>
    <meta:editing-cycles>56</meta:editing-cycles>
    <meta:editing-duration>PT7H55M18S</meta:editing-duration>
    <meta:user-defined meta:name="Info 1"/>
    <meta:user-defined meta:name="Info 2"/>
    <meta:user-defined meta:name="Info 3"/>
    <meta:user-defined meta:name="Info 4"/>
    <meta:document-statistic meta:table-count="0" meta:image-count="14" meta:object-count="0" meta:page-count="8" meta:paragraph-count="53" meta:word-count="1091" meta:character-count="7830"/>
  </office:meta>
</office:document-meta>
</file>